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051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076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24cm" svg:height="0.466cm" svg:x="0.681cm" svg:y="3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397cm" svg:height="0.465cm" svg:x="1.596cm" svg:y="0.1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1" draw:id="id3" draw:layer="layout" svg:x1="1.045cm" svg:y1="3.354cm" svg:x2="1.486cm" svg:y2="2.955cm">
          <draw:glue-point draw:id="4" svg:x="3.21cm" svg:y="-3.222cm"/>
          <draw:glue-point draw:id="5" svg:x="4.19cm" svg:y="-4.218cm"/>
          <draw:glue-point draw:id="6" svg:x="2.335cm" svg:y="-2.23cm" draw:escape-direction="right"/>
          <text:p/>
        </draw:line>
        <draw:line draw:style-name="gr3" draw:text-style-name="P1" draw:layer="layout" svg:x1="1.75cm" svg:y1="2.721cm" svg:x2="1.75cm" svg:y2="1.09cm">
          <text:p/>
        </draw:line>
        <draw:frame draw:style-name="gr1" draw:layer="layout" svg:width="0.346cm" svg:height="0.388cm" svg:x="1.955cm" svg:y="3.07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1" draw:layer="layout" svg:width="1.905cm" svg:height="2.144cm" svg:x="0.795cm" svg:y="0.82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.75cm" svg:y1="0.709cm" svg:x2="1.75cm" svg:y2="1.095cm">
          <text:p/>
        </draw:line>
        <draw:line draw:style-name="gr3" draw:text-style-name="P1" draw:layer="layout" svg:x1="1.755cm" svg:y1="2.716cm" svg:x2="1.486cm" svg:y2="2.955cm">
          <text:p/>
        </draw:line>
        <draw:line draw:style-name="gr2" draw:text-style-name="P1" draw:layer="layout" svg:x1="1.75cm" svg:y1="1.095cm" svg:x2="2.299cm" svg:y2="1.304cm">
          <text:p/>
        </draw:line>
        <draw:line draw:style-name="gr3" draw:text-style-name="P1" draw:layer="layout" svg:x1="1.75cm" svg:y1="1.09cm" svg:x2="2.493cm" svg:y2="1.251cm">
          <text:p/>
        </draw:line>
        <draw:line draw:style-name="gr3" draw:text-style-name="P1" draw:layer="layout" svg:x1="1.75cm" svg:y1="2.718cm" svg:x2="2.502cm" svg:y2="2.848cm">
          <text:p/>
        </draw:line>
        <draw:line draw:style-name="gr3" draw:text-style-name="P1" draw:id="id12" draw:layer="layout" svg:x1="2.513cm" svg:y1="2.856cm" svg:x2="2.513cm" svg:y2="1.245cm">
          <text:p/>
        </draw:line>
        <draw:line draw:style-name="gr2" draw:text-style-name="P1" draw:layer="layout" svg:x1="1.751cm" svg:y1="2.727cm" svg:x2="2.281cm" svg:y2="2.918cm">
          <text:p/>
        </draw:line>
        <draw:line draw:style-name="gr2" draw:text-style-name="P1" draw:id="id8" draw:layer="layout" svg:x1="2.292cm" svg:y1="2.918cm" svg:x2="2.292cm" svg:y2="1.307cm">
          <text:p/>
        </draw:line>
        <draw:line draw:style-name="gr3" draw:text-style-name="P1" draw:id="id4" draw:layer="layout" svg:x1="2.273cm" svg:y1="2.918cm" svg:x2="3.163cm" svg:y2="3.254cm">
          <draw:glue-point draw:id="4" svg:x="-3.224cm" svg:y="-2.886cm" draw:escape-direction="left"/>
          <draw:glue-point draw:id="5" svg:x="-2.741cm" svg:y="-2.589cm"/>
          <text:p/>
        </draw:line>
        <draw:line draw:style-name="gr3" draw:text-style-name="P1" draw:layer="layout" svg:x1="2.493cm" svg:y1="2.848cm" svg:x2="3.322cm" svg:y2="3.024cm">
          <text:p/>
        </draw:line>
        <draw:frame draw:style-name="gr1" draw:layer="layout" svg:width="0.54cm" svg:height="0.388cm" svg:x="3.199cm" svg:y="2.9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5" draw:text-style-name="P1" draw:layer="layout" svg:x1="2.855cm" svg:y1="3.385cm" svg:x2="3.005cm" svg:y2="3.209cm">
          <text:p/>
        </draw:line>
        <draw:line draw:style-name="gr5" draw:text-style-name="P1" draw:layer="layout" svg:x1="3.252cm" svg:y1="2.741cm" svg:x2="3.172cm" svg:y2="2.988cm">
          <text:p/>
        </draw:line>
        <draw:custom-shape draw:style-name="gr6" draw:text-style-name="P1" draw:id="id2" draw:layer="layout" svg:width="0.234cm" svg:height="0.016cm" draw:transform="rotate (-2.87979326579129) translate (2.517cm 1.294cm)">
          <draw:glue-point draw:id="4" svg:x="0.913cm" svg:y="0.526cm"/>
          <text:p/>
          <draw:enhanced-geometry svg:viewBox="0 0 21600 21600" draw:type="block-arc" draw:modifiers="-166.67860627377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7" draw:text-style-name="P1" draw:id="id10" draw:layer="layout" svg:x1="2.452cm" svg:y1="1.308cm" svg:x2="2.52cm" svg:y2="1.283cm">
          <text:p/>
        </draw:line>
        <draw:line draw:style-name="gr7" draw:text-style-name="P1" draw:id="id6" draw:layer="layout" svg:x1="2.374cm" svg:y1="1.327cm" svg:x2="2.296cm" svg:y2="1.347cm">
          <text:p/>
        </draw:line>
        <draw:frame draw:style-name="gr1" draw:id="id1" draw:layer="layout" svg:width="1.038cm" svg:height="0.469cm" svg:x="2.864cm" svg:y="1.39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7" draw:text-style-name="P1" draw:layer="layout" draw:type="curve" svg:x1="2.864cm" svg:y1="1.63cm" svg:x2="2.422cm" svg:y2="1.32cm" draw:start-shape="id1" draw:start-glue-point="3" draw:end-shape="id2" draw:end-glue-point="4" svg:d="m2864 1630c-295 0-442-103-442-310">
          <text:p/>
        </draw:connector>
        <draw:frame draw:style-name="gr1" draw:layer="layout" svg:width="0.328cm" svg:height="0.469cm" svg:x="0.353cm" svg:y="1.60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5" draw:text-style-name="P1" draw:layer="layout" draw:type="curve" draw:line-skew="-2.34cm 0.764cm" svg:x1="1.367cm" svg:y1="3.066cm" svg:x2="2.475cm" svg:y2="3cm" draw:start-shape="id3" draw:start-glue-point="6" draw:end-shape="id4" draw:end-glue-point="5" svg:d="m1367 3066c-64 0-53 58 239 109s869 96 869-175">
          <text:p/>
        </draw:connector>
        <draw:line draw:style-name="gr5" draw:text-style-name="P1" draw:layer="layout" svg:x1="0.545cm" svg:y1="1.59cm" svg:x2="0.545cm" svg:y2="1.077cm">
          <text:p/>
        </draw:line>
        <draw:line draw:style-name="gr5" draw:text-style-name="P1" draw:layer="layout" svg:x1="0.545cm" svg:y1="2.143cm" svg:x2="0.545cm" svg:y2="2.709cm">
          <text:p/>
        </draw:line>
        <draw:frame draw:style-name="gr1" draw:layer="layout" svg:width="2.213cm" svg:height="0.529cm" svg:x="5.24cm" svg:y="0.23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4.258cm" svg:height="1.571cm" svg:x="4.446cm" svg:y="1.83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2.279cm" svg:height="0.469cm" svg:x="5.164cm" svg:y="0.8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48cm" svg:height="0.466cm" svg:x="2.084cm" svg:y="0.72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2" draw:layer="layout" svg:width="2.72cm" svg:height="0.802cm" svg:x="2.172cm" svg:y="0.018cm">
          <draw:text-box>
            <text:p><text:span text:style-name="T1">بیلن کا رداس <text:s text:c="2"/>ہے</text:span></text:p>
          </draw:text-box>
        </draw:frame>
        <draw:frame draw:style-name="gr1" draw:layer="layout" svg:width="0.448cm" svg:height="0.466cm" svg:x="2.778cm" svg:y="0.13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id="id5" draw:layer="layout" svg:width="0.423cm" svg:height="0.466cm" svg:x="1.08cm" svg:y="1.6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id="id9" draw:layer="layout" svg:width="0.423cm" svg:height="0.466cm" svg:x="3.618cm" svg:y="0.77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id="id7" draw:layer="layout" svg:width="0.399cm" svg:height="0.467cm" svg:x="1.081cm" svg:y="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id="id11" draw:layer="layout" svg:width="0.423cm" svg:height="0.466cm" svg:x="3.581cm" svg:y="1.94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9" draw:text-style-name="P1" draw:layer="layout" draw:type="curve" draw:line-skew="0.237cm" svg:x1="1.503cm" svg:y1="1.923cm" svg:x2="2.296cm" svg:y2="1.337cm" draw:start-shape="id5" draw:start-glue-point="1" draw:end-shape="id6" draw:end-glue-point="3" svg:d="m1503 1923c951 0 555-586 793-586">
          <text:p/>
        </draw:connector>
        <draw:connector draw:style-name="gr9" draw:text-style-name="P1" draw:layer="layout" draw:type="curve" draw:line-skew="-0.691cm" svg:x1="1.48cm" svg:y1="2.233cm" svg:x2="2.292cm" svg:y2="2.918cm" draw:start-shape="id7" draw:start-glue-point="1" draw:end-shape="id8" draw:end-glue-point="2" svg:d="m1480 2233c933 0 527 685 812 685">
          <text:p/>
        </draw:connector>
        <draw:connector draw:style-name="gr9" draw:text-style-name="P1" draw:layer="layout" draw:type="curve" svg:x1="3.618cm" svg:y1="1.009cm" svg:x2="2.52cm" svg:y2="1.295cm" draw:start-shape="id9" draw:start-glue-point="3" draw:end-shape="id10" draw:end-glue-point="1" svg:d="m3618 1009c-823 0-275 286-1098 286">
          <text:p/>
        </draw:connector>
        <draw:connector draw:style-name="gr9" draw:text-style-name="P1" draw:layer="layout" draw:type="curve" svg:x1="3.581cm" svg:y1="2.178cm" svg:x2="2.513cm" svg:y2="2.856cm" draw:start-shape="id11" draw:end-shape="id12" draw:end-glue-point="2" svg:d="m3581 2178c-801 0-267 678-1068 6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A</math:mi>
        <math:mo math:stretchy="false">=</math:mo>
        <math:mi>l</math:mi>
      </math:mrow>
      <math:mo math:stretchy="false">ρ</math:mo>
      <math:mi>d</math:mi>
      <math:mo math:stretchy="false">θ</math:mo>
    </math:mrow>
    <math:annotation math:encoding="StarMath 5.0">%DELTA A= l %rho d %thet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o math:stretchy="false">θ</math:mo>
      </math:mrow>
    </math:mstyle>
    <math:annotation math:encoding="StarMath 5.0">size *0.75 %thet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row>
          <math:mi>d</math:mi>
          <math:mo math:stretchy="false">θ</math:mo>
        </math:mrow>
      </math:mrow>
    </math:mstyle>
    <math:annotation math:encoding="StarMath 5.0">size *0.75 {d %theta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i>d</math:mi>
      <math:mo math:stretchy="false">θ</math:mo>
    </math:mrow>
    <math:annotation math:encoding="StarMath 5.0">%rho d%thet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sub>
          <math:mi>B</math:mi>
          <math:mn>0</math:mn>
        </math:msub>
      </math:mrow>
      <math:mi>cos</math:mi>
      <math:mo math:stretchy="false">θ</math:mo>
    </math:mrow>
    <math:annotation math:encoding="StarMath 5.0">B=B_0 cos %thet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Δ</math:mo>
            <math:mrow>
              <math:mo math:stretchy="false">φ</math:mo>
              <math:mo math:stretchy="false">=</math:mo>
              <math:mi>B</math:mi>
            </math:mrow>
            <math:mo math:stretchy="false">Δ</math:mo>
            <math:mi>A</math:mi>
          </math:mrow>
        </math:mrow>
      </math:mtr>
      <math:mtr>
        <math:mrow>
          <math:mrow>
            <math:mrow>
              <math:mrow>
                <math:mo math:stretchy="false">Δ</math:mo>
                <math:mo math:stretchy="false">φ</math:mo>
              </math:mrow>
              <math:mo math:stretchy="false">=</math:mo>
              <math:mrow>
                <math:mo math:stretchy="false">(</math:mo>
                <math:mrow>
                  <math:msub>
                    <math:mi>B</math:mi>
                    <math:mn>0</math:mn>
                  </math:msub>
                  <math:mi>cos</math:mi>
                  <math:mo math:stretchy="false">θ</math:mo>
                </math:mrow>
                <math:mo math:stretchy="false">)</math:mo>
              </math:mrow>
            </math:mrow>
            <math:mrow>
              <math:mo math:stretchy="false">(</math:mo>
              <math:mrow>
                <math:mi>l</math:mi>
                <math:mo math:stretchy="false">ρ</math:mo>
                <math:mi>d</math:mi>
                <math:mo math:stretchy="false">θ</math:mo>
              </math:mrow>
              <math:mo math:stretchy="false">)</math:mo>
            </math:mrow>
          </math:mrow>
        </math:mrow>
      </math:mtr>
      <math:mtr>
        <math:mrow>
          <math:mrow>
            <math:mrow>
              <math:mrow>
                <math:mo math:stretchy="false">Δ</math:mo>
                <math:mo math:stretchy="false">φ</math:mo>
              </math:mrow>
              <math:mo math:stretchy="false">=</math:mo>
              <math:msub>
                <math:mi>B</math:mi>
                <math:mn>0</math:mn>
              </math:msub>
            </math:mrow>
            <math:mi>l</math:mi>
            <math:mo math:stretchy="false">ρ</math:mo>
            <math:mi>cos</math:mi>
            <math:mo math:stretchy="false">θ</math:mo>
            <math:mi>d</math:mi>
            <math:mo math:stretchy="false">θ</math:mo>
          </math:mrow>
        </math:mrow>
      </math:mtr>
    </math:mtable>
    <math:annotation math:encoding="StarMath 5.0">stack {alignl %DELTA %phi = B %DELTA A #alignl {%DELTA %phi}=(B_0 cos %theta) (l %rho d %theta) # alignl {%DELTA %phi}= B_0 l %rho cos %theta d %theta }</math:annotation>
  </math:semantics>
</math:math>
</file>